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3660F677E644C60D.png" manifest:media-type="image/png"/>
  <manifest:file-entry manifest:full-path="Pictures/100000000000012C000000A831C55767D7372BC9.png" manifest:media-type="image/png"/>
  <manifest:file-entry manifest:full-path="Pictures/100000000000012C000000A8A6BC7AA6AA7FB9AA.png" manifest:media-type="image/png"/>
  <manifest:file-entry manifest:full-path="Pictures/100000000000012C000000A86B91A48DADBB12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-left="none" fo:border-right="none" fo:border-top="0.99pt dotted #0000ff" fo:border-bottom="0.99pt dotted #0000ff" style:shadow="#ff0000 0.176cm 0.176cm" draw:shadow-opacity="100%" style:mirror="none" fo:clip="rect(0cm, 0cm, 0cm, 0cm)" draw:luminance="0%" draw:contrast="0%" draw:red="50%" draw:green="10%" draw:blue="1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border-line-width-top="0.018cm 0.053cm 0.018cm" style:border-line-width-bottom="0.018cm 0.053cm 0.018cm" fo:padding="0.049cm" fo:border-left="none" fo:border-right="none" fo:border-top="2.49pt double-thin #000000" fo:border-bottom="2.49pt double-thin #000000" style:shadow="#ffff00 0.3cm -0.3cm" draw:shadow-opacity="100%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-left="4pt dotted #ff0000" fo:border-right="none" fo:border-top="4pt dotted #0000dc" fo:border-bottom="4pt dotted #0000dc" style:shadow="#fe7f00 0.199cm 0.199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199cm" fo:border-left="3pt dashed #ff0000" fo:border-right="3pt dashed #0000ff" fo:border-top="3pt dashed #ff0000" fo:border-bottom="3pt dashed #0000ff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border-line-width="0.012cm 0.012cm 0.012cm" fo:padding="0.049cm" fo:border="0.99pt double #ff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agen1" text:anchor-type="paragraph" svg:x="-1.339cm" svg:y="-1.36cm" svg:width="9.144cm" svg:height="5.121cm" draw:z-index="0"><draw:image xlink:href="Pictures/100000000000012C000000A83660F677E644C60D.png" xlink:type="simple" xlink:show="embed" xlink:actuate="onLoad" loext:mime-type="image/png"/></draw:frame><draw:frame draw:style-name="fr4" draw:name="Imagen4" text:anchor-type="paragraph" svg:x="9.109cm" svg:y="-1.372cm" svg:width="9.301cm" svg:height="5.209cm" draw:z-index="3"><draw:image xlink:href="Pictures/100000000000012C000000A83660F677E644C6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Imagen2" text:anchor-type="paragraph" svg:x="-1.199cm" svg:y="0.46cm" svg:width="9.089cm" svg:height="5.091cm" draw:z-index="1"><draw:image xlink:href="Pictures/100000000000012C000000A83660F677E644C60D.png" xlink:type="simple" xlink:show="embed" xlink:actuate="onLoad" loext:mime-type="image/png"/></draw:frame></text:p>
      <text:p text:style-name="Standard"><draw:frame draw:style-name="fr5" draw:name="Imagen3" text:anchor-type="paragraph" svg:x="9.215cm" svg:y="0.007cm" svg:width="9.222cm" svg:height="5.165cm" draw:z-index="2"><draw:image xlink:href="Pictures/100000000000012C000000A831C55767D7372B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5" text:anchor-type="paragraph" svg:x="-1.145cm" svg:y="0.478cm" svg:width="9.116cm" svg:height="5.105cm" draw:z-index="4"><draw:image xlink:href="Pictures/100000000000012C000000A83660F677E644C60D.png" xlink:type="simple" xlink:show="embed" xlink:actuate="onLoad" loext:mime-type="image/png"/></draw:frame><draw:frame draw:style-name="fr2" draw:name="Imagen7" text:anchor-type="paragraph" svg:x="9.32cm" svg:y="0.48cm" svg:width="9.118cm" svg:height="5.106cm" draw:z-index="6"><draw:image xlink:href="Pictures/100000000000012C000000A83660F677E644C6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paragraph" svg:x="9.32cm" svg:y="0.062cm" svg:width="9.169cm" svg:height="5.135cm" draw:z-index="5"><draw:image xlink:href="Pictures/100000000000012C000000A8A6BC7AA6AA7FB9AA.png" xlink:type="simple" xlink:show="embed" xlink:actuate="onLoad" loext:mime-type="image/png"/></draw:frame></text:p>
      <text:p text:style-name="Standard"/>
      <text:p text:style-name="Standard"><draw:frame draw:style-name="fr1" draw:name="Imagen9" text:anchor-type="paragraph" svg:x="-1.436cm" svg:y="0.201cm" svg:width="9.116cm" svg:height="5.105cm" draw:z-index="8" draw:transform="translate (-3.122cm -2.7535cm) rotate (4.71238898038469) translate (3.122cm 2.7535cm)"><draw:image xlink:href="Pictures/100000000000012C000000A86B91A48DADBB12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a xlink:type="simple" xlink:href="https://es.wikipedia.org/wiki/Wikipedia:Portada"><draw:frame draw:style-name="fr1" draw:name="Imagen8" text:anchor-type="paragraph" svg:x="-1.06cm" svg:y="-0.66cm" svg:width="9.192cm" svg:height="5.147cm" draw:z-index="7"><draw:image xlink:href="Pictures/100000000000012C000000A83660F677E644C60D.png" xlink:type="simple" xlink:show="embed" xlink:actuate="onLoad" loext:mime-type="image/png"/></draw:frame></draw:a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08:30:23.299000000</meta:creation-date>
    <dc:date>2019-10-08T08:59:24.653000000</dc:date>
    <meta:editing-duration>PT8M30S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6.3.2.2$Windows_X86_64 LibreOffice_project/98b30e735bda24bc04ab42594c85f7fd8be07b9c</meta:generator>
  </office:meta>
</office:document-meta>
</file>